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509cm" draw:marker-end-width="0.509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2" style:family="graphic" style:parent-style-name="standard">
      <style:graphic-properties svg:stroke-color="#000000" draw:fill="gradient" draw:fill-gradient-name="Tango_20_Blue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  <style:text-properties style:font-name="Ubuntu"/>
    </style:style>
    <style:style style:name="P4" style:family="paragraph">
      <style:text-properties style:font-name="Ubuntu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Ubuntu"/>
    </style:style>
    <style:style style:name="T2" style:family="text">
      <style:text-properties style:text-position="sub 58%" style:font-name="Ubuntu" fo:font-size="18pt" style:font-size-asian="18pt" style:font-size-complex="18pt"/>
    </style:style>
    <style:style style:name="T3" style:family="text">
      <style:text-properties style:text-position="0% 100%" style:font-name="Ubuntu" fo:font-size="18pt" style:font-size-asian="18pt" style:font-size-complex="18pt"/>
    </style:style>
    <style:style style:name="T4" style:family="text">
      <style:text-properties style:font-name="Ubuntu"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text-position="sub 58%" style:font-name="Ubuntu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89cm" svg:height="7.747cm" svg:x="3.032cm" svg:y="2.905cm">
            <text:p/>
  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1" draw:text-style-name="P1" draw:layer="layout" svg:width="0.889cm" svg:height="7.747cm" svg:x="16.239cm" svg:y="2.905cm">
            <text:p/>
            <draw:enhanced-geometry svg:viewBox="0 0 21600 21600" draw:glue-points="21600 0 0 10800 21600 21600" draw:text-areas="6350 ?f3 21600 ?f4" draw:mirror-horizontal="true" draw:mirror-vertical="false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style-name="gr2" draw:text-style-name="P3" draw:layer="layout" svg:width="12.827cm" svg:height="1.397cm" svg:x="3.667cm" svg:y="3.413cm">
            <text:p text:style-name="P2"><text:span text:style-name="T1">W</text:span><text:span text:style-name="T2">11</text:span><text:span text:style-name="T3"> <text:s text:c="3"/>W</text:span><text:span text:style-name="T2">12</text:span><text:span text:style-name="T3"> <text:s text:c="25"/>… <text:s text:c="27"/>W</text:span><text:span text:style-name="T2">1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2.827cm" svg:height="1.397cm" svg:x="3.667cm" svg:y="5.191cm">
            <text:p text:style-name="P2"><text:span text:style-name="T1">W</text:span><text:span text:style-name="T2">21</text:span><text:span text:style-name="T3"> <text:s text:c="3"/>W</text:span><text:span text:style-name="T2">22</text:span><text:span text:style-name="T3"> <text:s text:c="25"/>… <text:s text:c="27"/>W</text:span><text:span text:style-name="T2">2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2.827cm" svg:height="1.397cm" svg:x="3.667cm" svg:y="6.969cm">
            <text:p text:style-name="P2"><text:span text:style-name="T1">W</text:span><text:span text:style-name="T2">31</text:span><text:span text:style-name="T3"> <text:s text:c="3"/>W</text:span><text:span text:style-name="T2">32</text:span><text:span text:style-name="T3"> <text:s text:c="25"/>… <text:s text:c="27"/>W</text:span><text:span text:style-name="T2">3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2.827cm" svg:height="1.397cm" svg:x="3.667cm" svg:y="8.747cm">
            <text:p text:style-name="P2"><text:span text:style-name="T1">W</text:span><text:span text:style-name="T2">41</text:span><text:span text:style-name="T3"> <text:s text:c="3"/>W</text:span><text:span text:style-name="T2">42</text:span><text:span text:style-name="T3"> <text:s text:c="25"/>… <text:s text:c="27"/>W</text:span><text:span text:style-name="T2">4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3" draw:text-style-name="P1" draw:layer="layout" svg:x1="5.191cm" svg:y1="3.032cm" svg:x2="5.191cm" svg:y2="10.525cm">
            <text:p/>
          </draw:line>
          <draw:line draw:style-name="gr3" draw:text-style-name="P1" draw:layer="layout" svg:x1="6.842cm" svg:y1="3.032cm" svg:x2="6.842cm" svg:y2="10.525cm">
            <text:p/>
          </draw:line>
          <draw:line draw:style-name="gr3" draw:text-style-name="P1" draw:layer="layout" svg:x1="14.843cm" svg:y1="3.159cm" svg:x2="14.843cm" svg:y2="10.652cm">
            <text:p/>
          </draw:line>
          <draw:frame draw:style-name="gr4" draw:text-style-name="P4" draw:layer="layout" svg:width="1.016cm" svg:height="1.139cm" svg:x="4.175cm" svg:y="1.762cm">
            <draw:text-box>
              <text:p text:style-name="P4"><text:span text:style-name="T4">f</text:span><text:span text:style-name="T5">1</text:span></text:p>
            </draw:text-box>
          </draw:frame>
          <draw:frame draw:style-name="gr4" draw:text-style-name="P4" draw:layer="layout" svg:width="1.016cm" svg:height="1.139cm" svg:x="5.572cm" svg:y="1.762cm">
            <draw:text-box>
              <text:p text:style-name="P4"><text:span text:style-name="T4">f</text:span><text:span text:style-name="T5">2</text:span></text:p>
            </draw:text-box>
          </draw:frame>
          <draw:frame draw:style-name="gr4" draw:text-style-name="P4" draw:layer="layout" svg:width="1.016cm" svg:height="1.139cm" svg:x="15.097cm" svg:y="2.016cm">
            <draw:text-box>
              <text:p text:style-name="P4"><text:span text:style-name="T4">f</text:span><text:span text:style-name="T5">d</text:span></text:p>
            </draw:text-box>
          </draw:frame>
          <draw:frame draw:style-name="gr5" draw:text-style-name="P4" draw:layer="layout" svg:width="1.905cm" svg:height="1.012cm" svg:x="17.51cm" svg:y="3.671cm">
            <draw:text-box>
              <text:p text:style-name="P4"><text:span text:style-name="T4">What</text:span></text:p>
            </draw:text-box>
          </draw:frame>
          <draw:frame draw:style-name="gr5" draw:text-style-name="P4" draw:layer="layout" svg:width="1.905cm" svg:height="1.012cm" svg:x="17.51cm" svg:y="5.445cm">
            <draw:text-box>
              <text:p text:style-name="P4"><text:span text:style-name="T4">was</text:span></text:p>
            </draw:text-box>
          </draw:frame>
          <draw:frame draw:style-name="gr5" draw:text-style-name="P4" draw:layer="layout" svg:width="1.905cm" svg:height="1.012cm" svg:x="17.51cm" svg:y="7.223cm">
            <draw:text-box>
              <text:p text:style-name="P4"><text:span text:style-name="T4">Bob</text:span></text:p>
            </draw:text-box>
          </draw:frame>
          <draw:frame draw:style-name="gr5" draw:text-style-name="P4" draw:layer="layout" svg:width="2.286cm" svg:height="1.012cm" svg:x="17.51cm" svg:y="9.005cm">
            <draw:text-box>
              <text:p text:style-name="P4"><text:span text:style-name="T4">thinking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4T23:40:55.313731245</meta:creation-date>
    <dc:date>2017-10-17T09:54:35.210112118</dc:date>
    <meta:editing-duration>P2DT9H58M29S</meta:editing-duration>
    <meta:editing-cycles>2</meta:editing-cycles>
    <meta:generator>LibreOffice/4.2.8.2$Linux_X86_64 LibreOffice_project/420m0$Build-2</meta:generator>
    <meta:document-statistic meta:object-count="17"/>
  </office:meta>
</office:document-meta>
</file>